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etter-spacing="0.018cm" officeooo:rsid="000243d2" officeooo:paragraph-rsid="000243d2" style:letter-kerning="false"/>
    </style:style>
    <style:style style:name="P2" style:family="paragraph" style:parent-style-name="Standard">
      <style:text-properties fo:letter-spacing="0.018cm" style:text-underline-style="solid" style:text-underline-width="auto" style:text-underline-color="font-color" fo:font-weight="bold" officeooo:rsid="000243d2" officeooo:paragraph-rsid="000243d2" style:font-weight-asian="bold" style:font-weight-complex="bold"/>
    </style:style>
    <style:style style:name="P3" style:family="paragraph" style:parent-style-name="Standard">
      <style:text-properties fo:letter-spacing="0.018cm"/>
    </style:style>
    <style:style style:name="P4" style:family="paragraph" style:parent-style-name="Standard">
      <style:text-properties fo:letter-spacing="0.018cm" officeooo:rsid="000243d2" officeooo:paragraph-rsid="000243d2"/>
    </style:style>
    <style:style style:name="P5" style:family="paragraph" style:parent-style-name="Standard">
      <style:text-properties fo:letter-spacing="0.018cm"/>
    </style:style>
    <style:style style:name="P6" style:family="paragraph" style:parent-style-name="Standard">
      <style:text-properties style:font-name="Liberation Serif" fo:font-size="12pt" fo:letter-spacing="0.018cm" style:letter-kerning="false" style:font-size-asian="12pt" style:font-size-complex="12pt"/>
    </style:style>
    <style:style style:name="P7" style:family="paragraph" style:parent-style-name="Standard">
      <style:text-properties style:font-name="Liberation Serif" fo:font-size="12pt" fo:letter-spacing="0.018cm" officeooo:rsid="0008336f" officeooo:paragraph-rsid="0008336f" style:letter-kerning="false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 :</text:p>
      <text:p text:style-name="P3"/>
      <text:p text:style-name="P6">#include &lt;stdio.h&gt;</text:p>
      <text:p text:style-name="P6">#include &lt;stdlib.h&gt;</text:p>
      <text:p text:style-name="P6">#include &lt;pthread.h&gt;</text:p>
      <text:p text:style-name="P6">#include &lt;semaphore.h&gt;</text:p>
      <text:p text:style-name="P6">#define num_philosophers 5</text:p>
      <text:p text:style-name="P6">#define num_chopsticks 5</text:p>
      <text:p text:style-name="P6"/>
      <text:p text:style-name="P6">void dine(int n);</text:p>
      <text:p text:style-name="P6">pthread_t philosopher[num_philosophers];</text:p>
      <text:p text:style-name="P6">pthread_mutex_t chopstick[num_chopsticks];</text:p>
      <text:p text:style-name="P6"/>
      <text:p text:style-name="P6">int main()</text:p>
      <text:p text:style-name="P6">{</text:p>
      <text:p text:style-name="P6"><text:s text:c="4"/>int i, statusmsg;</text:p>
      <text:p text:style-name="P6"><text:s text:c="4"/>void *msg;</text:p>
      <text:p text:style-name="P6"><text:s text:c="4"/>for(i=1;i&lt;=num_chopsticks;i++)</text:p>
      <text:p text:style-name="P6"><text:s text:c="4"/>{</text:p>
      <text:p text:style-name="P6"><text:s text:c="8"/>statusmsg=pthread_mutex_init(&amp;chopstick[i], NULL);</text:p>
      <text:p text:style-name="P6"><text:s text:c="8"/>if(statusmsg!=0)</text:p>
      <text:p text:style-name="P6"><text:s text:c="8"/>{</text:p>
      <text:p text:style-name="P6"><text:s text:c="12"/>printf("\nMutex initialization failed");</text:p>
      <text:p text:style-name="P6"><text:s text:c="12"/>exit(1);</text:p>
      <text:p text:style-name="P6"><text:s text:c="8"/>}</text:p>
      <text:p text:style-name="P6"><text:s text:c="4"/>}</text:p>
      <text:p text:style-name="P6"/>
      <text:p text:style-name="P6"><text:s text:c="4"/>for(i=1;i&lt;=num_philosophers;i++)</text:p>
      <text:p text:style-name="P6"><text:s text:c="4"/>{</text:p>
      <text:p text:style-name="P6"><text:s text:c="8"/>statusmsg=pthread_create(&amp;philosopher[i],NULL,(void *)dine, (int *)i);</text:p>
      <text:p text:style-name="P6"><text:s text:c="8"/>if(statusmsg!=0)</text:p>
      <text:p text:style-name="P6"><text:s text:c="8"/>{</text:p>
      <text:p text:style-name="P6"><text:s text:c="12"/>printf("\nThread creation failed");</text:p>
      <text:p text:style-name="P6"><text:s text:c="12"/>exit(1);</text:p>
      <text:p text:style-name="P6"><text:s text:c="8"/>}</text:p>
      <text:p text:style-name="P6"><text:s text:c="4"/>} <text:s text:c="5"/></text:p>
      <text:p text:style-name="P6"><text:s text:c="4"/></text:p>
      <text:p text:style-name="P6"><text:s text:c="4"/>for(i=1;i&lt;=num_philosophers;i++)</text:p>
      <text:p text:style-name="P6"><text:s text:c="4"/>{</text:p>
      <text:p text:style-name="P6"><text:s text:c="8"/>statusmsg=pthread_join(philosopher[i],&amp;msg);</text:p>
      <text:p text:style-name="P6"><text:s text:c="8"/>if(statusmsg!=0)</text:p>
      <text:p text:style-name="P6"><text:s text:c="8"/>{</text:p>
      <text:p text:style-name="P6"><text:s text:c="12"/>printf("\nThread join failed");</text:p>
      <text:p text:style-name="P6"><text:s text:c="12"/>exit(1);</text:p>
      <text:p text:style-name="P6"><text:s text:c="8"/>}</text:p>
      <text:p text:style-name="P6"><text:s text:c="4"/>}</text:p>
      <text:p text:style-name="P6"/>
      <text:p text:style-name="P6"><text:s text:c="4"/>for(i=1;i&lt;=num_chopsticks;i++)</text:p>
      <text:p text:style-name="P6"><text:s text:c="4"/>{</text:p>
      <text:p text:style-name="P6"><text:s text:c="8"/>statusmsg=pthread_mutex_destroy(&amp;chopstick[i]);</text:p>
      <text:p text:style-name="P6"><text:s text:c="8"/>if(statusmsg!=0)</text:p>
      <text:p text:style-name="P6"><text:s text:c="8"/>{</text:p>
      <text:p text:style-name="P6"><text:soft-page-break/><text:s text:c="12"/>printf("\nMutex destroyed");</text:p>
      <text:p text:style-name="P6"><text:s text:c="12"/>exit(1);</text:p>
      <text:p text:style-name="P6"><text:s text:c="8"/>}</text:p>
      <text:p text:style-name="P6"><text:s text:c="4"/>}</text:p>
      <text:p text:style-name="P6"><text:s text:c="4"/>return 0;</text:p>
      <text:p text:style-name="P6">}</text:p>
      <text:p text:style-name="P6"/>
      <text:p text:style-name="P6">void dine(int n)</text:p>
      <text:p text:style-name="P6">{</text:p>
      <text:p text:style-name="P6"><text:s text:c="4"/>printf("Philosopher %d is thinking",n);</text:p>
      <text:p text:style-name="P6"><text:s text:c="4"/>pthread_mutex_lock(&amp;chopstick[n]);</text:p>
      <text:p text:style-name="P6"><text:s text:c="4"/>pthread_mutex_lock(&amp;chopstick[(n+1)%num_chopsticks]);</text:p>
      <text:p text:style-name="P6"><text:s text:c="4"/>printf("Philosopher %d is eating",n);</text:p>
      <text:p text:style-name="P6"><text:s text:c="4"/>sleep(3);</text:p>
      <text:p text:style-name="P6"><text:s text:c="4"/>pthread_mutex_unlock(&amp;chopstick[n]);</text:p>
      <text:p text:style-name="P6"><text:s text:c="4"/>pthread_mutex_unlock(&amp;chopstick[(n+1)%num_chopsticks]);</text:p>
      <text:p text:style-name="P6"><text:s text:c="4"/>printf("Philosopher %d finished eating",n);</text:p>
      <text:p text:style-name="P6">}</text:p>
      <text:p text:style-name="P3"/>
      <text:p text:style-name="P2">OUTPUT :</text:p>
      <text:p text:style-name="P4"/>
      <text:p text:style-name="P7">Philosopher <text:s/>2 is thinking </text:p>
      <text:p text:style-name="P7">Philosopher <text:s/>2 is eating </text:p>
      <text:p text:style-name="P7">Philosopher <text:s/>3 is thinking </text:p>
      <text:p text:style-name="P7">Philosopher <text:s/>5 is thinking </text:p>
      <text:p text:style-name="P7">Philosopher <text:s/>5 is eating </text:p>
      <text:p text:style-name="P7">Philosopher <text:s/>1 is thinking </text:p>
      <text:p text:style-name="P7">Philosopher <text:s/>4 is thinking </text:p>
      <text:p text:style-name="P7">Philosopher <text:s/>4 is eating </text:p>
      <text:p text:style-name="P7">Philosopher <text:s/>2 Finished eating </text:p>
      <text:p text:style-name="P7">Philosopher <text:s/>5 Finished eating </text:p>
      <text:p text:style-name="P7">Philosopher <text:s/>1 is eating </text:p>
      <text:p text:style-name="P7">Philosopher <text:s/>4 Finished eating </text:p>
      <text:p text:style-name="P7">Philosopher <text:s/>3 is eating </text:p>
      <text:p text:style-name="P7">Philosopher <text:s/>1 Finished eating </text:p>
      <text:p text:style-name="P7">Philosopher <text:s/>3 Finished eating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2T09:01:30.404000000</meta:creation-date>
    <dc:date>2022-08-09T21:45:23.317000000</dc:date>
    <meta:editing-duration>PT47M58S</meta:editing-duration>
    <meta:editing-cycles>6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80" meta:word-count="165" meta:character-count="1938" meta:non-whitespace-character-count="1497"/>
  </office:meta>
</office:document-meta>
</file>